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size="18pt" fo:font-weight="normal" style:font-size-asian="18pt" style:font-weight-asian="normal" style:font-name-complex="Alvi Nastaleeq" style:font-size-complex="18pt" style:font-weight-complex="normal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size="18pt" fo:font-weight="normal" officeooo:paragraph-rsid="0007c7f3" style:font-size-asian="18pt" style:font-weight-asian="normal" style:font-name-complex="Alvi Nastaleeq" style:font-size-complex="18pt" style:font-weight-complex="normal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size="18pt" fo:font-weight="normal" officeooo:paragraph-rsid="00074c79" style:font-size-asian="18pt" style:font-weight-asian="normal" style:font-name-complex="Alvi Nastaleeq" style:font-size-complex="18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359f7" officeooo:paragraph-rsid="000359f7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paragraph-rsid="000359f7" style:font-weight-asian="normal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3ca51" officeooo:paragraph-rsid="0003ca51" style:font-weight-asian="normal" style:font-weight-complex="normal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074c79" style:language-complex="ar" style:country-complex="SA"/>
    </style:style>
    <style:style style:name="T3" style:family="text">
      <style:text-properties officeooo:rsid="000359f7"/>
    </style:style>
    <style:style style:name="T4" style:family="text">
      <style:text-properties officeooo:rsid="0003ca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پرچمِ غازی لہراتا گھر گھر دیکھا</text:p>
      <text:p text:style-name="P1"/>
      <text:p text:style-name="P2"><text:span text:style-name="T1">م</text:span><text:span text:style-name="T2">ه </text:span><text:span text:style-name="T1">خانے</text:span> میں آج عجب منظر دیکھا</text:p>
      <text:p text:style-name="P2">پیمانوں میں جام نہیں کوثر دیکھا</text:p>
      <text:p text:style-name="P1"/>
      <text:p text:style-name="P1">سوچو ذرا کیا ہوگا جوانی کا عالم</text:p>
      <text:p text:style-name="P1">چیرتے جس کو بچپن میں اژدر دیکھا</text:p>
      <text:p text:style-name="P1"/>
      <text:p text:style-name="P1">جیسے اُٹھا لیں ہاتھ بڑھا کر پھول کوئی</text:p>
      <text:p text:style-name="P1">دستِ علیؑ پر ایسے درِ خیبر دیکھا</text:p>
      <text:p text:style-name="P1"/>
      <text:p text:style-name="P1">قولِ نبیؐ ہے دونوں میں کچھ فرق نہیں</text:p>
      <text:p text:style-name="P1">کعبہ دیکھا یا کہ رخِ حیدر دیکھا</text:p>
      <text:p text:style-name="P1"/>
      <text:p text:style-name="P1">پیغمبرؐ کے یار بنیں جو پھرتے تھے</text:p>
      <text:p text:style-name="P1">بھاگتے <text:span text:style-name="T1">ا</text:span><text:span text:style-name="T2">ُ</text:span><text:span text:style-name="T1">ن</text:span> کو میدان سے اکثر دیکھا</text:p>
      <text:p text:style-name="P1"/>
      <text:p text:style-name="P1">وقتِ نصرت کون رہا ہے سینہ سپر</text:p>
      <text:p text:style-name="P3">پشت پہ کس نے گھونپ دیا خنجر دیکھا</text:p>
      <text:p text:style-name="P1"/>
      <text:p text:style-name="P1">بخ<text:span text:style-name="T2">ٍ</text:span> بخ<text:span text:style-name="T2">ٍ</text:span> کہنے لگے کچھ ڈر ڈر کے</text:p>
      <text:p text:style-name="P1">آتے ہوئے حارث پر جو کنکر دیکھا</text:p>
      <text:p text:style-name="P1"/>
      <text:p text:style-name="P1">حقِ حیدرؑ چھیننے والے دنیا میں</text:p>
      <text:p text:style-name="P1">نام تیرے رسوائی کا دفتر دیکھا</text:p>
      <text:p text:style-name="P1"/>
      <text:p text:style-name="P1">کربلا کی جیت کا <text:span text:style-name="T1">ا</text:span><text:span text:style-name="T2">ِ</text:span><text:span text:style-name="T1">ک</text:span> اعلان ہے یہ</text:p>
      <text:p text:style-name="P1">پرچمِ غازی لہراتا گھر گھر دیکھا</text:p>
      <text:p text:style-name="P4"/>
      <text:p text:style-name="P4"/>
      <text:p text:style-name="P4"><text:soft-page-break/>Parchame Ghazi Lehrata ghar ghar dekha</text:p>
      <text:p text:style-name="P4"/>
      <text:p text:style-name="P5">mehkhaanon mein aaj ajab manzar dekha</text:p>
      <text:p text:style-name="P6">Paimano<text:span text:style-name="T3">n</text:span> mai<text:span text:style-name="T4">n</text:span> jaam nahi<text:span text:style-name="T4">n</text:span> Kausar dekha</text:p>
      <text:p text:style-name="P6"/>
      <text:p text:style-name="P5">socho zara kiya hoga jawaani ka aalam</text:p>
      <text:p text:style-name="P5">cheerte jisko bachpan mein ajdar dekha</text:p>
      <text:p text:style-name="P5"/>
      <text:p text:style-name="P5">jese utha lein haath barha kar phool koyi</text:p>
      <text:p text:style-name="P5">dast-e-ali par aise dar-e-khaibar dekha</text:p>
      <text:p text:style-name="P5"/>
      <text:p text:style-name="P5">qaul-e-nabi hai donon mein kuch farq nahin</text:p>
      <text:p text:style-name="P5">kaaba dekha ya ke rukh-e-haider dekha</text:p>
      <text:p text:style-name="P5"/>
      <text:p text:style-name="P5">paighambar ke yaar banein jo phirte thai</text:p>
      <text:p text:style-name="P5">bhaagte unko maidan se aksar dekha</text:p>
      <text:p text:style-name="P5"/>
      <text:p text:style-name="P7">waqt-e-nusrat kon raha hai seena sipar</text:p>
      <text:p text:style-name="P7">pusht pe kisne khonp diya khanjar dekha</text:p>
      <text:p text:style-name="P7"/>
      <text:p text:style-name="P7">bakhkhin bakhkhin kehne lage kuch dar dar ke</text:p>
      <text:p text:style-name="P7">aate huwe haaris par jo kankar dekha</text:p>
      <text:p text:style-name="P7"/>
      <text:p text:style-name="P7">haq-e-haider chinne wale dunya mein</text:p>
      <text:p text:style-name="P7">naam tere ruswayi ka daftar dekha</text:p>
      <text:p text:style-name="P7"/>
      <text:p text:style-name="P7">karbobala ki jeet ka ik ailan hai ye</text:p>
      <text:p text:style-name="P7">parcham-e-ghazi lehrata ghar ghar dekha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44:31.680649300</meta:creation-date>
    <dc:date>2026-01-21T19:59:07.512391900</dc:date>
    <meta:editing-duration>PT14M20S</meta:editing-duration>
    <meta:editing-cycles>5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8" meta:word-count="255" meta:character-count="1298" meta:non-whitespace-character-count="1081"/>
  </office:meta>
</office:document-meta>
</file>